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67ef0" officeooo:paragraph-rsid="00167ef0"/>
    </style:style>
    <style:style style:name="P2" style:family="paragraph" style:parent-style-name="Standard">
      <style:text-properties officeooo:rsid="00167ef0" officeooo:paragraph-rsid="00167e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http://www.yolinux.com/(Best learning site)</text:p>
      <text:p text:style-name="P1"/>
      <text:p text:style-name="P1">SED </text:p>
      <text:p text:style-name="P1">AWK</text:p>
      <text:p text:style-name="P1">grep</text:p>
      <text:p text:style-name="P1">HEAD </text:p>
      <text:p text:style-name="P1">TA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22:53:38.109758197</meta:creation-date>
    <dc:date>2018-02-23T22:55:33.868175810</dc:date>
    <meta:editing-duration>PT1M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1" meta:paragraph-count="6" meta:word-count="8" meta:character-count="65" meta:non-whitespace-character-count="59"/>
  </office:meta>
</office:document-meta>
</file>